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style:font-name-asian="Arial" style:font-size-asian="8pt" style:font-name-complex="Arial" style:font-size-complex="8pt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iVa plays Flooded Strand from Hand</text:p>
      <text:p text:style-name="P1">SaTiVa taps Flooded Strand</text:p>
      <text:p text:style-name="P1">SaTiVa's life total is now 19 (-1)</text:p>
      <text:p text:style-name="P1">SaTiVa sacrifices Flooded Strand</text:p>
      <text:p text:style-name="P1">SaTiVa puts Tundra into play from Library</text:p>
      <text:p text:style-name="P1">SaTiVa taps Tundra</text:p>
      <text:p text:style-name="P1">SaTiVa plays Savannah Lions from Hand</text:p>
      <text:p text:style-name="P1">It is now turn 3 (wox2 (cz))</text:p>
      <text:p text:style-name="P1">wox2 (cz) plays Tundra from Hand</text:p>
      <text:p text:style-name="P1">wox2 (cz) taps Tundra</text:p>
      <text:p text:style-name="P1">wox2 (cz) plays AEther Vial from Hand</text:p>
      <text:p text:style-name="P1">SaTiVa plays Force of Will from Hand</text:p>
      <text:p text:style-name="P1">SaTiVa puts Stormscape Familiar to RFG from Play</text:p>
      <text:p text:style-name="P1">SaTiVa sacrifices Force of Will</text:p>
      <text:p text:style-name="P1">SaTiVa's life total is now 18 (-1)</text:p>
      <text:p text:style-name="P1">wox2 (cz) puts AEther Vial to Graveyard from Play</text:p>
      <text:p text:style-name="P1">It is now turn 4 (SaTiVa)</text:p>
      <text:p text:style-name="P1">It is now the Combat Phase, Declare Attackers Step</text:p>
      <text:p text:style-name="P1">SaTiVa taps Savannah Lions</text:p>
      <text:p text:style-name="P1">wox2 (cz)'s life total is now 18 (-2)</text:p>
      <text:p text:style-name="P1">It is now the Postcombat Main Phase</text:p>
      <text:p text:style-name="P1">SaTiVa plays Wasteland from Hand</text:p>
      <text:p text:style-name="P1">SaTiVa taps Wasteland</text:p>
      <text:p text:style-name="P1">SaTiVa sacrifices Wasteland</text:p>
      <text:p text:style-name="P1">wox2 (cz) puts Tundra to Graveyard from Play</text:p>
      <text:p text:style-name="P1">It is now turn 6 (SaTiVa)</text:p>
      <text:p text:style-name="P1">It is now the Combat Phase, Declare Attackers Step</text:p>
      <text:p text:style-name="P1">SaTiVa taps Savannah Lions</text:p>
      <text:p text:style-name="P1">wox2 (cz)'s life total is now 16 (-2)</text:p>
      <text:p text:style-name="P1">SaTiVa plays Windswept Heath from Hand</text:p>
      <text:p text:style-name="P1">It is now turn 7 (wox2 (cz))</text:p>
      <text:p text:style-name="P1">wox2 (cz) plays Flooded Strand from Hand</text:p>
      <text:p text:style-name="P1">SaTiVa taps Tundra</text:p>
      <text:p text:style-name="P1">SaTiVa plays Ancestral Recall from Hand</text:p>
      <text:p text:style-name="P1">wox2 (cz) taps Flooded Strand</text:p>
      <text:p text:style-name="P1">wox2 (cz) puts Flooded Strand to Graveyard from Play</text:p>
      <text:p text:style-name="P1">wox2 (cz)'s life total is now 15 (-1)</text:p>
      <text:p text:style-name="P1">wox2 (cz) puts Tundra into play from Library</text:p>
      <text:p text:style-name="P1">wox2 (cz) taps Tundra</text:p>
      <text:p text:style-name="P1">wox2 (cz) plays Ancestral Recall from Hand</text:p>
      <text:p text:style-name="P1">wox2 (cz) draws a card</text:p>
      <text:p text:style-name="P1">wox2 (cz) draws a card</text:p>
      <text:p text:style-name="P1">wox2 (cz) draws a card</text:p>
      <text:p text:style-name="P1">wox2 (cz) puts Ancestral Recall to Graveyard from Play</text:p>
      <text:p text:style-name="P1">SaTiVa draws a card</text:p>
      <text:p text:style-name="P1">SaTiVa draws a card</text:p>
      <text:p text:style-name="P1">SaTiVa draws a card</text:p>
      <text:p text:style-name="P1">SaTiVa puts Ancestral Recall to Graveyard from Play</text:p>
      <text:p text:style-name="P1">SaTiVa taps Windswept Heath</text:p>
      <text:p text:style-name="P1">SaTiVa sacrifices Windswept Heath</text:p>
      <text:p text:style-name="P1">SaTiVa's life total is now 17 (-1)</text:p>
      <text:p text:style-name="P1">SaTiVa puts Tundra into play from Library</text:p>
      <text:p text:style-name="P1">SaTiVa taps Tundra</text:p>
      <text:p text:style-name="P1">SaTiVa plays Brainstorm from Hand</text:p>
      <text:p text:style-name="P1">SaTiVa draws a card</text:p>
      <text:p text:style-name="P1">SaTiVa draws a card</text:p>
      <text:p text:style-name="P1">SaTiVa draws a card</text:p>
      <text:p text:style-name="P1">SaTiVa puts a card on top of Library from Hand</text:p>
      <text:p text:style-name="P1">SaTiVa puts a card on top of Library from Hand</text:p>
      <text:p text:style-name="P1">SaTiVa puts Brainstorm to Graveyard from Play</text:p>
      <text:p text:style-name="P1">wox2 (cz) puts Meddling Mage to Graveyard from Hand</text:p>
      <text:p text:style-name="P1">wox2 (cz) puts Voidmage Prodigy to Graveyard from Hand</text:p>
      <text:p text:style-name="P1">It is now turn 8 (SaTiVa)</text:p>
      <text:p text:style-name="P1">IIt is now the Combat Phase, Declare Attackers Step</text:p>
      <text:p text:style-name="P1">SaTiVa taps Savannah Lions</text:p>
      <text:p text:style-name="P1">wox2 (cz)'s life total is now 13 (-2)</text:p>
      <text:p text:style-name="P1">It is now the Postcombat Main Phase</text:p>
      <text:p text:style-name="P1">SaTiVa plays Island from Hand</text:p>
      <text:p text:style-name="P1">SaTiVa taps Island</text:p>
      <text:p text:style-name="P1">SaTiVa taps Tundra</text:p>
      <text:p text:style-name="P1">SaTiVa plays Stormscape Familiar from Hand</text:p>
      <text:p text:style-name="P1">SaTiVa taps Tundra</text:p>
      <text:p text:style-name="P1">SaTiVa plays Jotun Grunt from Hand</text:p>
      <text:p text:style-name="P1">It is now turn 9 (wox2 (cz))</text:p>
      <text:p text:style-name="P1">wox2 (cz) plays Mox Jet from Hand</text:p>
      <text:p text:style-name="P1">wox2 (cz) taps Mox Jet</text:p>
      <text:p text:style-name="P1">wox2 (cz) plays Duress from Hand</text:p>
      <text:p text:style-name="P1">SaTiVa reveals a Swords to Plowshares</text:p>
      <text:p text:style-name="P1">SaTiVa reveals a Island</text:p>
      <text:p text:style-name="P1">SaTiVa discards Swords to Plowshares</text:p>
      <text:p text:style-name="P1">wox2 (cz) puts Duress to Graveyard from Play</text:p>
      <text:p text:style-name="P1">wox2 (cz) plays Underground Sea from Hand</text:p>
      <text:p text:style-name="P1">wox2 (cz) taps Tundra</text:p>
      <text:p text:style-name="P1">wox2 (cz) plays Swords to Plowshares from Hand</text:p>
      <text:p text:style-name="P1">SaTiVa puts Jotun Grunt to RFG from Play</text:p>
      <text:p text:style-name="P1">wox2 (cz) puts Swords to Plowshares to Graveyard from Play</text:p>
      <text:p text:style-name="P1">SaTiVa's life total is now 21 (+4)</text:p>
      <text:p text:style-name="P1">t is now turn 10 (SaTiVa)</text:p>
      <text:p text:style-name="P1">It is now the Combat Phase, Declare Attackers Step</text:p>
      <text:p text:style-name="P1">SaTiVa taps Savannah Lions</text:p>
      <text:p text:style-name="P1">SaTiVa taps Stormscape Familiar</text:p>
      <text:p text:style-name="P1">wox2 (cz)'s life total is now 10 (-3)</text:p>
      <text:p text:style-name="P1">It is now turn 11 (wox2 (cz))</text:p>
      <text:p text:style-name="P1">wox2 (cz) plays Underground Sea from Hand</text:p>
      <text:p text:style-name="P1">wox2 (cz) taps Underground Sea</text:p>
      <text:p text:style-name="P1">wox2 (cz) taps Tundra</text:p>
      <text:p text:style-name="P1">wox2 (cz) plays Jotun Grunt from Hand</text:p>
      <text:p text:style-name="P1">wox2 (cz) taps Underground Sea</text:p>
      <text:p text:style-name="P1">wox2 (cz) taps Mox Jet</text:p>
      <text:p text:style-name="P1">wox2 (cz) plays Dark Confidant from Hand</text:p>
      <text:p text:style-name="P1">SaTiVa taps Tundra</text:p>
      <text:p text:style-name="P1">SaTiVa plays Swords to Plowshares from Hand</text:p>
      <text:p text:style-name="P1">wox2 (cz) puts Dark Confidant to RFG from Play</text:p>
      <text:p text:style-name="P1">SaTiVa puts Swords to Plowshares to Graveyard from Play</text:p>
      <text:p text:style-name="P1">wox2 (cz)'s life total is now 12 (+2)</text:p>
      <text:p text:style-name="P1">It is now turn 12 (SaTiVa)</text:p>
      <text:p text:style-name="P1">It is now the Combat Phase, Declare Attackers Step</text:p>
      <text:p text:style-name="P1">SaTiVa taps Stormscape Familiar</text:p>
      <text:p text:style-name="P1">wox2 (cz)'s life total is now 11 (-1)</text:p>
      <text:p text:style-name="P1">It is now the Postcombat Main Phase</text:p>
      <text:p text:style-name="P1">SaTiVa plays Flooded Strand from Hand</text:p>
      <text:p text:style-name="P1">It is now turn 13 (wox2 (cz))</text:p>
      <text:p text:style-name="P1">Jotun Grunt now has 1 (+1) counters.</text:p>
      <text:p text:style-name="P1">wox2 (cz) puts a Ancestral Recall on bottom of Library from Graveyard</text:p>
      <text:p text:style-name="P1">wox2 (cz) puts a Swords to Plowshares on bottom of Library from Graveyard</text:p>
      <text:p text:style-name="P1">wox2 (cz) draws a card</text:p>
      <text:p text:style-name="P1">It is now the Combat Phase, Declare Attackers Step</text:p>
      <text:p text:style-name="P1">wox2 (cz) taps Jotun Grunt</text:p>
      <text:p text:style-name="P1">wox2 (cz) taps Jotun Grunt</text:p>
      <text:p text:style-name="P1">SaTiVa's life total is now 17 (-4)</text:p>
      <text:p text:style-name="P1">It is now the Postcombat Main Phase</text:p>
      <text:p text:style-name="P1">wox2 (cz) taps Tundra</text:p>
      <text:p text:style-name="P1">wox2 (cz) taps Underground Sea</text:p>
      <text:p text:style-name="P1">wox2 (cz) plays Jotun Grunt from Hand</text:p>
      <text:p text:style-name="P1">SaTiVa taps Flooded Strand</text:p>
      <text:p text:style-name="P1">SaTiVa sacrifices Flooded Strand</text:p>
      <text:p text:style-name="P1">SaTiVa's life total is now 16 (-1)</text:p>
      <text:p text:style-name="P1">SaTiVa puts Tundra into play from Library</text:p>
      <text:p text:style-name="P1">It is now turn 14 (SaTiVa)</text:p>
      <text:p text:style-name="P1">SaTiVa draws a card</text:p>
      <text:p text:style-name="P1">It is now the Combat Phase, Declare Attackers Step</text:p>
      <text:p text:style-name="P1">SaTiVa taps Stormscape Familiar</text:p>
      <text:p text:style-name="P1">wox2 (cz)'s life total is now 10 (-1)</text:p>
      <text:p text:style-name="P1">It is now turn 15 (wox2 (cz))</text:p>
      <text:p text:style-name="P1">Jotun Grunt now has 2 (+1) counters.</text:p>
      <text:p text:style-name="P1">Jotun Grunt now has 1 (+1) counters.</text:p>
      <text:p text:style-name="P1">wox2 (cz) puts a Meddling Mage on bottom of Library from Graveyard</text:p>
      <text:p text:style-name="P1">wox2 (cz) puts a Voidmage Prodigy on bottom of Library from Graveyard</text:p>
      <text:p text:style-name="P1">SaTiVa puts a Flooded Strand on bottom of Library from Graveyard</text:p>
      <text:p text:style-name="P1">SaTiVa puts a Wasteland on bottom of Library from Graveyard</text:p>
      <text:p text:style-name="P1">SaTiVa puts a Windswept Heath on bottom of Library from Graveyard</text:p>
      <text:p text:style-name="P1">SaTiVa puts a Flooded Strand on bottom of Library from Graveyard</text:p>
      <text:p text:style-name="P1">wox2 (cz) draws a card</text:p>
      <text:p text:style-name="P1">It is now the Combat Phase, Declare Attackers Step</text:p>
      <text:p text:style-name="P1">wox2 (cz) taps Jotun Grunt</text:p>
      <text:p text:style-name="P1">wox2 (cz) taps Jotun Grunt</text:p>
      <text:p text:style-name="P1">It is now the Combat Phase, Declare Blockers Step</text:p>
      <text:p text:style-name="P1">SaTiVa's life total is now 8 (-8)</text:p>
      <text:p text:style-name="P1">It is now the Postcombat Main Phase</text:p>
      <text:p text:style-name="P1">wox2 (cz) plays Wasteland from Hand</text:p>
      <text:p text:style-name="P1">It is now turn 16 (SaTiVa)</text:p>
      <text:p text:style-name="P1">It is now the Precombat Main Phase</text:p>
      <text:p text:style-name="P1">SaTiVa taps Tundra</text:p>
      <text:p text:style-name="P1">SaTiVa taps Island</text:p>
      <text:p text:style-name="P1">SaTiVa plays Time Walk from Hand</text:p>
      <text:p text:style-name="P1">SaTiVa puts Time Walk to Graveyard from Play</text:p>
      <text:p text:style-name="P1">It is now the Combat Phase, Declare Attackers Step</text:p>
      <text:p text:style-name="P1">SaTiVa taps Savannah Lions</text:p>
      <text:p text:style-name="P1">SaTiVa taps Savannah Lions</text:p>
      <text:p text:style-name="P1">SaTiVa taps Stormscape Familiar</text:p>
      <text:p text:style-name="P1">SaTiVa taps Stormscape Familiar</text:p>
      <text:p text:style-name="P1">wox2 (cz)'s life total is now 7 (-3)</text:p>
      <text:p text:style-name="P1"><text:s text:c="8"/>Time Walk Turn</text:p>
      <text:p text:style-name="P1">SaTiVa draws a card</text:p>
      <text:p text:style-name="P1">It is now the Combat Phase, Declare Attackers Step</text:p>
      <text:p text:style-name="P1">SaTiVa taps Savannah Lions</text:p>
      <text:p text:style-name="P1">SaTiVa taps Stormscape Familiar</text:p>
      <text:p text:style-name="P1">wox2 (cz)'s life total is now 4 (-3)</text:p>
      <text:p text:style-name="P1">SaTiVa plays Wasteland from Hand</text:p>
      <text:p text:style-name="P1">SaTiVa taps Wasteland</text:p>
      <text:p text:style-name="P1">wox2 (cz) puts Tundra to Graveyard from Play</text:p>
      <text:p text:style-name="P1">SaTiVa puts Wasteland to Graveyard from Play</text:p>
      <text:p text:style-name="P1">It is now turn 17 (wox2 (cz))</text:p>
      <text:p text:style-name="P1">Jotun Grunt now has 2 (+1) counters.</text:p>
      <text:p text:style-name="P1">Jotun Grunt now has 3 (+1) counters.</text:p>
      <text:p text:style-name="P1">wox2 (cz) puts a Duress on bottom of Library from Graveyard</text:p>
      <text:p text:style-name="P1">wox2 (cz) puts a AEther Vial on bottom of Library from Graveyard</text:p>
      <text:p text:style-name="P1">wox2 (cz) puts a Tundra on bottom of Library from Graveyard</text:p>
      <text:p text:style-name="P1">SaTiVa puts a Force of Will on bottom of Library from Graveyard</text:p>
      <text:p text:style-name="P1">SaTiVa puts a Brainstorm on bottom of Library from Graveyard</text:p>
      <text:p text:style-name="P1">SaTiVa puts a Swords to Plowshares on bottom of Library from Graveyard</text:p>
      <text:p text:style-name="P1">SaTiVa puts a Swords to Plowshares on bottom of Library from Graveyard</text:p>
      <text:p text:style-name="P1">SaTiVa puts a Time Walk on bottom of Library from Graveyard</text:p>
      <text:p text:style-name="P1">SaTiVa puts a Wasteland on bottom of Library from Graveyard</text:p>
      <text:p text:style-name="P1">wox2 (cz) puts a Tundra on bottom of Library from Graveyard</text:p>
      <text:p text:style-name="P1">wox2 (cz) draws a card</text:p>
      <text:p text:style-name="P1">It is now the Combat Phase, Declare Attackers Step</text:p>
      <text:p text:style-name="P1">wox2 (cz) taps Jotun Grunt</text:p>
      <text:p text:style-name="P1">wox2 (cz) taps Jotun Grunt</text:p>
      <text:p text:style-name="P1">SaTiVa taps Tundra</text:p>
      <text:p text:style-name="P1">SaTiVa plays Swords to Plowshares from Hand</text:p>
      <text:p text:style-name="P1">wox2 (cz) puts Jotun Grunt to RFG from Play</text:p>
      <text:p text:style-name="P1">SaTiVa puts Swords to Plowshares to Graveyard from Play</text:p>
      <text:p text:style-name="P1">wox2 (cz)'s life total is now 8 (+4)</text:p>
      <text:p text:style-name="P1">SaTiVa's life total is now 4 (-4)</text:p>
      <text:p text:style-name="P1">It is now the Postcombat Main Phase</text:p>
      <text:p text:style-name="P1">wox2 (cz) plays Wasteland from Hand</text:p>
      <text:p text:style-name="P1">wox2 (cz) taps Wasteland</text:p>
      <text:p text:style-name="P1">wox2 (cz) taps Wasteland</text:p>
      <text:p text:style-name="P1">wox2 (cz) puts sacrifices Wasteland </text:p>
      <text:p text:style-name="P1">wox2 (cz) puts sacrifices Wasteland </text:p>
      <text:p text:style-name="P1">SaTiVa puts Tundra to Graveyard from Play</text:p>
      <text:p text:style-name="P1">SaTiVa puts Tundra to Graveyard from Play</text:p>
      <text:p text:style-name="P1">It is now turn 18 (SaTiVa)</text:p>
      <text:p text:style-name="P1">SaTiVa draws a card</text:p>
      <text:p text:style-name="P1">It is now the Combat Phase, Declare Attackers Step</text:p>
      <text:p text:style-name="P1">SaTiVa taps Stormscape Familiar</text:p>
      <text:p text:style-name="P1">wox2 (cz)'s life total is now 7 (-1)</text:p>
      <text:p text:style-name="P1">It is now turn 19 (wox2 (cz))</text:p>
      <text:p text:style-name="P1">wox2 (cz) puts Jotun Grunt to Graveyard from Play</text:p>
      <text:p text:style-name="P1">wox2 (cz) draws a card</text:p>
      <text:p text:style-name="P1">wox2 (cz) plays Polluted Delta from Hand</text:p>
      <text:p text:style-name="P1">It is now turn 20 (SaTiVa)</text:p>
      <text:p text:style-name="P1">SaTiVa draws a card</text:p>
      <text:p text:style-name="P1">SaTiVa plays Plains from Hand</text:p>
      <text:p text:style-name="P1">It is now the Combat Phase, Declare Attackers Step</text:p>
      <text:p text:style-name="P1">SaTiVa taps Savannah Lions</text:p>
      <text:p text:style-name="P1">SaTiVa taps Stormscape Familiar</text:p>
      <text:p text:style-name="P1">wox2 (cz)'s life total is now 4 (-3)</text:p>
      <text:p text:style-name="P1">It is now the Postcombat Main Phase</text:p>
      <text:p text:style-name="P1">SaTiVa taps Plains</text:p>
      <text:p text:style-name="P1">SaTiVa plays Kataki, War's Wage from Hand</text:p>
      <text:p text:style-name="P1">SaTiVa taps Tundra</text:p>
      <text:p text:style-name="P1">SaTiVa plays Jotun Grunt from Hand</text:p>
      <text:p text:style-name="P2"/>
      <text:p text:style-name="P1"><text:s text:c="9"/>Game 2</text:p>
      <text:p text:style-name="P1">wox2 (cz) plays Flooded Strand from Hand</text:p>
      <text:p text:style-name="P1">wox2 (cz) taps Flooded Strand</text:p>
      <text:p text:style-name="P1">wox2 (cz) puts Flooded Strand to Graveyard from Play</text:p>
      <text:p text:style-name="P1">wox2 (cz)'s life total is now 19 (-1)</text:p>
      <text:p text:style-name="P1">wox2 (cz) puts Tundra into play from Library</text:p>
      <text:p text:style-name="P1">wox2 (cz) taps Tundra</text:p>
      <text:p text:style-name="P1">wox2 (cz) plays AEther Vial from Hand</text:p>
      <text:p text:style-name="P1">SaTiVa plays Force of Will from Hand</text:p>
      <text:p text:style-name="P1">SaTiVa plays Stifle from Hand</text:p>
      <text:p text:style-name="P1">SaTiVa puts Stifle to RFG from Play</text:p>
      <text:p text:style-name="P1">SaTiVa's life total is now 19 (-1)</text:p>
      <text:p text:style-name="P1">wox2 (cz) puts AEther Vial to Graveyard from Play</text:p>
      <text:p text:style-name="P1">wox2 (cz) plays Mox Sapphire from Hand</text:p>
      <text:p text:style-name="P1">SaTiVa sacrifices Force of Will</text:p>
      <text:p text:style-name="P1">It is now turn 3 (SaTiVa)</text:p>
      <text:p text:style-name="P1">SaTiVa plays Tundra from Hand</text:p>
      <text:p text:style-name="P1">It is now turn 4 (wox2 (cz))</text:p>
      <text:p text:style-name="P1">wox2 (cz) plays Polluted Delta from Hand</text:p>
      <text:p text:style-name="P1">wox2 (cz) taps Tundra</text:p>
      <text:p text:style-name="P1">wox2 (cz) taps Mox Sapphire</text:p>
      <text:p text:style-name="P1">wox2 (cz) plays Voidmage Prodigy from Hand</text:p>
      <text:p text:style-name="P1">SaTiVa taps Tundra</text:p>
      <text:p text:style-name="P1">SaTiVa plays Brainstorm from Hand</text:p>
      <text:p text:style-name="P1">SaTiVa draws a card</text:p>
      <text:p text:style-name="P1">SaTiVa draws a card</text:p>
      <text:p text:style-name="P1">SaTiVa draws a card</text:p>
      <text:p text:style-name="P1">SaTiVa puts a card on top of Library from Hand</text:p>
      <text:p text:style-name="P1">SaTiVa puts a card on top of Library from Hand</text:p>
      <text:p text:style-name="P1">SaTiVa puts Brainstorm to Graveyard from Play</text:p>
      <text:p text:style-name="P1">It is now turn 5 (SaTiVa)</text:p>
      <text:p text:style-name="P1">SaTiVa plays Mox Pearl from Hand</text:p>
      <text:p text:style-name="P1">SaTiVa plays Flooded Strand from Hand</text:p>
      <text:p text:style-name="P1">SaTiVa taps Tundra</text:p>
      <text:p text:style-name="P1">SaTiVa taps Mox Pearl</text:p>
      <text:p text:style-name="P1">SaTiVa plays Meddling Mage from Hand</text:p>
      <text:p text:style-name="P1">Meddling Mage's note changed: swords to lowshers</text:p>
      <text:p text:style-name="P1">SaTiVa taps Flooded Strand</text:p>
      <text:p text:style-name="P1">SaTiVa sacrifices Flooded Strand</text:p>
      <text:p text:style-name="P1">SaTiVa's life total is now 18 (-1)</text:p>
      <text:p text:style-name="P1">SaTiVa puts Plains into play from Library</text:p>
      <text:p text:style-name="P1">SaTiVa taps Plains</text:p>
      <text:p text:style-name="P1">SaTiVa plays Savannah Lions from Hand</text:p>
      <text:p text:style-name="P1">It is now turn 7 (SaTiVa)</text:p>
      <text:p text:style-name="P1">It is now the Combat Phase, Declare Attackers Step</text:p>
      <text:p text:style-name="P1">SaTiVa taps Meddling Mage</text:p>
      <text:p text:style-name="P1">SaTiVa taps Savannah Lions</text:p>
      <text:p text:style-name="P1">wox2 (cz)'s life total is now 15 (-4)</text:p>
      <text:p text:style-name="P1">It is now the Postcombat Main Phase</text:p>
      <text:p text:style-name="P1">SaTiVa taps Mox Pearl</text:p>
      <text:p text:style-name="P1">SaTiVa taps Plains</text:p>
      <text:p text:style-name="P1">SaTiVa plays Kataki, War's Wage from Hand</text:p>
      <text:p text:style-name="P1">It is now turn 8 (wox2 (cz))</text:p>
      <text:p text:style-name="P1">wox2 (cz) taps Mox Sapphire</text:p>
      <text:p text:style-name="P1">wox2 (cz) draws a card</text:p>
      <text:p text:style-name="P1">wox2 (cz) taps Polluted Delta</text:p>
      <text:p text:style-name="P1">wox2 (cz) puts Polluted Delta to Graveyard from Play</text:p>
      <text:p text:style-name="P1">wox2 (cz) puts Underground Sea into play from Library</text:p>
      <text:p text:style-name="P1">wox2 (cz) taps Underground Sea</text:p>
      <text:p text:style-name="P1">wox2 (cz) taps Tundra</text:p>
      <text:p text:style-name="P1">wox2 (cz) plays Meddling Mage from Hand</text:p>
      <text:p text:style-name="P1">Meddling Mage's note changed: Stormscape apprentice</text:p>
      <text:p text:style-name="P1">It is now turn 9 (SaTiVa)</text:p>
      <text:p text:style-name="P1">SaTiVa puts Mox Pearl to Graveyard from Play</text:p>
      <text:p text:style-name="P1">SaTiVa draws a card</text:p>
      <text:p text:style-name="P1">It is now the Combat Phase, Declare Attackers Step</text:p>
      <text:p text:style-name="P1">SaTiVa taps Meddling Mage</text:p>
      <text:p text:style-name="P1">SaTiVa taps Savannah Lions</text:p>
      <text:p text:style-name="P1">SaTiVa taps Kataki, War's Wage</text:p>
      <text:p text:style-name="P1">SaTiVa is now the controller of Meddling Mage</text:p>
      <text:p text:style-name="P1">SaTiVa is now the controller of Voidmage Prodigy</text:p>
      <text:p text:style-name="P1">It is now the Combat Phase, Combat Damage Step</text:p>
      <text:p text:style-name="P1">SaTiVa sacrifices Meddling Mage</text:p>
      <text:p text:style-name="P1">SaTiVa sacrifices Savannah Lions</text:p>
      <text:p text:style-name="P1">wox2 puts Meddling Mage to Graveyard from Play</text:p>
      <text:p text:style-name="P1">wox2 puts Voidmage Prodigy to Graveyard from Play</text:p>
      <text:p text:style-name="P1">wox2 (cz)'s life total is now 12 (-2)</text:p>
      <text:p text:style-name="P1">It is now the Postcombat Main Phase</text:p>
      <text:p text:style-name="P1">SaTiVa taps Plains</text:p>
      <text:p text:style-name="P1">SaTiVa taps Tundra</text:p>
      <text:p text:style-name="P1">SaTiVa plays Jotun Grunt from Hand</text:p>
      <text:p text:style-name="P1">wox2 (cz) plays Force of Will from Hand</text:p>
      <text:p text:style-name="P1">wox2 (cz) puts Stifle to RFG from Hand</text:p>
      <text:p text:style-name="P1">wox2 (cz)'s life total is now 11 (-1)</text:p>
      <text:p text:style-name="P1">SaTiVa puts Jotun Grunt to Graveyard from Play</text:p>
      <text:p text:style-name="P1">wox2 (cz) puts Force of Will to Graveyard from Play</text:p>
      <text:p text:style-name="P1">It is now turn 10 (wox2 (cz))</text:p>
      <text:p text:style-name="P1">wox2 (cz) taps Mox Sapphire</text:p>
      <text:p text:style-name="P1">wox2 (cz) draws a card</text:p>
      <text:p text:style-name="P1">wox2 (cz) taps Underground Sea</text:p>
      <text:p text:style-name="P1">wox2 (cz) taps Tundra</text:p>
      <text:p text:style-name="P1">wox2 (cz) plays Jotun Grunt from Hand</text:p>
      <text:p text:style-name="P1">It is now turn 11 (SaTiVa)</text:p>
      <text:p text:style-name="P1">SaTiVa taps Plains</text:p>
      <text:p text:style-name="P1">SaTiVa plays Swords to Plowshares from Hand</text:p>
      <text:p text:style-name="P1">wox2 (cz) puts Jotun Grunt to RFG from Play</text:p>
      <text:p text:style-name="P1">SaTiVa sacrifices Swords to Plowshares</text:p>
      <text:p text:style-name="P1">wox2 (cz)'s life total is now 15 (+4)</text:p>
      <text:p text:style-name="P1">It is now the Combat Phase, Declare Attackers Step</text:p>
      <text:p text:style-name="P1">SaTiVa taps Kataki, War's Wage</text:p>
      <text:p text:style-name="P1">wox2 (cz)'s life total is now 13 (-2)</text:p>
      <text:p text:style-name="P1">It is now turn 13 (SaTiVa)</text:p>
      <text:p text:style-name="P1">It is now the Beginning Phase, Untap Step</text:p>
      <text:p text:style-name="P1">It is now the Combat Phase, Declare Attackers Step</text:p>
      <text:p text:style-name="P1">SaTiVa taps Kataki, War's Wage</text:p>
      <text:p text:style-name="P1">wox2 (cz)'s life total is now 11 (-2)</text:p>
      <text:p text:style-name="P1">wox2 (cz) plays Extirpate from Hand</text:p>
      <text:p text:style-name="P1">wox2 (cz) taps Underground Sea</text:p>
      <text:p text:style-name="P2">&lt;wox2 (cz)&gt; Grunt</text:p>
      <text:p text:style-name="P1"/>
      <text:p text:style-name="P1"><text:s/>Tady je chyba, kterou jsem si prohrál hru na ruce mám Jotuna a Fow-bez modrý karty a já jsem mu removnul Jotuna... nechápu to... říkal jsem si, že čekám s Gruntem jedno kolo jen kvůlu swordum... po zbytek hry jsem na sebe byl naštvanej, protože jsem dolízl jen země a Jitte, soupř zahrál tři Brainstormy a já se jen smutně koukal na to, jak mě Kataki zabíjí... :-( Tak poté, co jsem zabil v prvmím kole UW Fish a v druhém Gifty jsem skončil na druhém UW Fishy, který se nakonec dostal do finále. A takhle jsem zakončil svoji cestu prvním online turnajem <text:s/>Magic-league. 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05T23:28:07</meta:creation-date>
    <dc:date>2007-04-06T11:24:30</dc:date>
    <meta:editing-cycles>6</meta:editing-cycles>
    <meta:editing-duration>PT3H3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335" meta:word-count="2256" meta:character-count="12209"/>
  </office:meta>
</office:document-meta>
</file>